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P71" style:parent-style-name="Normal" style:family="paragraph">
      <style:text-properties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List of Your Post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List of Your Post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Upload</text:p>
          </table:table-cell>
          <table:table-cell table:style-name="TableCell31">
            <text:p text:style-name="P32">Upload new Post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te of the Pos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Details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Edit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19:06:00Z</dc:date>
    <meta:template xlink:href="Normal.dotm" xlink:type="simple"/>
    <meta:editing-cycles>9</meta:editing-cycles>
    <meta:editing-duration>PT60S</meta:editing-duration>
    <meta:document-statistic meta:page-count="1" meta:paragraph-count="1" meta:word-count="32" meta:character-count="217" meta:row-count="1" meta:non-whitespace-character-count="186"/>
  </office:meta>
</office:document-meta>
</file>